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8">
      <style:paragraph-properties style:writing-mode="lr-tb"/>
    </style:style>
    <style:style style:name="P16" style:family="paragraph" style:parent-style-name="Text_20_body" style:list-style-name="L13">
      <style:paragraph-properties style:writing-mode="lr-tb"/>
    </style:style>
    <style:style style:name="T1" style:family="text">
      <style:text-properties fo:color="#c9211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/></text:span><text:span text:style-name="Strong_20_Emphasis"><text:span text:style-name="T1">Introduction to PHP </text:span></text:span></text:h>
      <text:h text:style-name="Heading_20_2" text:outline-level="2">✅ <text:span text:style-name="Strong_20_Emphasis">1. What is PHP?</text:span></text:h>
      <text:list xml:id="list622691660" text:style-name="L1">
        <text:list-item>
          <text:p text:style-name="P1"><text:span text:style-name="Strong_20_Emphasis">PHP</text:span> stands for <text:span text:style-name="Strong_20_Emphasis">Hypertext Preprocessor</text:span>.</text:p>
        </text:list-item>
        <text:list-item>
          <text:p text:style-name="P1">It is a <text:span text:style-name="Strong_20_Emphasis">Server-side Scripting Language</text:span> mainly used for <text:span text:style-name="Strong_20_Emphasis">Web Development</text:span>.</text:p>
        </text:list-item>
        <text:list-item>
          <text:p text:style-name="P1">Purpose → To create <text:span text:style-name="Strong_20_Emphasis">dynamic web pages</text:span> instead of static ones.</text:p>
        </text:list-item>
      </text:list>
      <text:p text:style-name="Text_20_body"><text:line-break/><text:span text:style-name="Strong_20_Emphasis">PHP is like a Chef in a Restaurant.</text:span></text:p>
      <text:h text:style-name="Heading_20_2" text:outline-level="2">🕰️ <text:span text:style-name="Strong_20_Emphasis">2. History of PHP</text:span></text:h>
      <text:list xml:id="list2702376886" text:style-name="L2">
        <text:list-item>
          <text:p text:style-name="P2">In <text:span text:style-name="Strong_20_Emphasis">1994</text:span>, PHP was created by <text:span text:style-name="Strong_20_Emphasis">Rasmus Lerdorf</text:span>.</text:p>
        </text:list-item>
        <text:list-item>
          <text:p text:style-name="P2">Initially called → <text:span text:style-name="Strong_20_Emphasis">Personal Home Page Tools</text:span>.</text:p>
        </text:list-item>
        <text:list-item>
          <text:p text:style-name="P2">Later renamed to → <text:span text:style-name="Strong_20_Emphasis">PHP: Hypertext Preprocessor</text:span>.</text:p>
        </text:list-item>
      </text:list>
      <text:p text:style-name="Text_20_body">🚧 Early limitations:</text:p>
      <text:list xml:id="list1140118827" text:style-name="L3">
        <text:list-item>
          <text:p text:style-name="P3">Basic functionality.</text:p>
        </text:list-item>
        <text:list-item>
          <text:p text:style-name="P3">Performance and security issues.</text:p>
        </text:list-item>
        <text:list-item>
          <text:p text:style-name="P3">Limited database integration.<text:line-break/>Early Facebook versions were built using PHP.</text:p>
        </text:list-item>
      </text:list>
      <text:p text:style-name="Text_20_body">Over time, it became more secure, powerful, and scalable with frameworks like <text:span text:style-name="Strong_20_Emphasis">Laravel, CodeIgniter</text:span>, etc.</text:p>
      <text:p text:style-name="Horizontal_20_Line"/>
      <text:h text:style-name="Heading_20_2" text:outline-level="2"><text:span text:style-name="T1">✅ </text:span><text:span text:style-name="Strong_20_Emphasis"><text:span text:style-name="T1">3. Why Use PHP Today?</text:span></text:span></text:h>
      <text:list xml:id="list2024019551" text:style-name="L4">
        <text:list-item>
          <text:p text:style-name="P4">✅ Easy to Learn → Simple syntax suitable for beginners.</text:p>
        </text:list-item>
        <text:list-item>
          <text:p text:style-name="P4">✅ Open Source → Free to use.</text:p>
        </text:list-item>
        <text:list-item>
          <text:p text:style-name="P4">✅ Cross-Platform → Runs on Windows, Linux, Mac.</text:p>
        </text:list-item>
        <text:list-item>
          <text:p text:style-name="P4">✅ Server-Side Processing → Generates dynamic web content securely.</text:p>
        </text:list-item>
        <text:list-item>
          <text:p text:style-name="P4">✅ Large Community Support → Numerous resources available online.</text:p>
        </text:list-item>
      </text:list>
      <text:p text:style-name="Text_20_body"/>
      <text:p text:style-name="Horizontal_20_Line"/>
      <text:h text:style-name="Heading_20_2" text:outline-level="2"><text:soft-page-break/>✅ <text:span text:style-name="Strong_20_Emphasis">4. Main Benefits of PHP</text:span></text:h>
      <text:list xml:id="list1483764439" text:style-name="L5">
        <text:list-item>
          <text:p text:style-name="P5">Creates dynamic web pages (e.g., login systems, blogs).</text:p>
        </text:list-item>
        <text:list-item>
          <text:p text:style-name="P5">Easily integrates with databases (MySQL, PostgreSQL).</text:p>
        </text:list-item>
        <text:list-item>
          <text:p text:style-name="P5">Fast execution due to server-side processing.</text:p>
        </text:list-item>
        <text:list-item>
          <text:p text:style-name="P5">Platform independent → Code works everywhere.</text:p>
        </text:list-item>
        <text:list-item>
          <text:p text:style-name="P5">Rich ecosystem of frameworks → Rapid development.</text:p>
        </text:list-item>
      </text:list>
      <text:p text:style-name="Horizontal_20_Line"/>
      <text:h text:style-name="Heading_20_2" text:outline-level="2">✅ <text:span text:style-name="Strong_20_Emphasis">5. When to Use PHP?</text:span></text:h>
      <text:p text:style-name="Text_20_body">✅ Use PHP when:</text:p>
      <text:list xml:id="list1335527651" text:style-name="L6">
        <text:list-item>
          <text:p text:style-name="P6">Dynamic website is needed (e-commerce, blogs).</text:p>
        </text:list-item>
        <text:list-item>
          <text:p text:style-name="P6">Form handling is required (Contact forms, user registration).</text:p>
        </text:list-item>
        <text:list-item>
          <text:p text:style-name="P6">Data storage &amp; retrieval from Database (CRUD).</text:p>
        </text:list-item>
        <text:list-item>
          <text:p text:style-name="P6">Session &amp; Cookie management (Login Systems).</text:p>
        </text:list-item>
        <text:list-item>
          <text:p text:style-name="P6">API interactions.</text:p>
        </text:list-item>
      </text:list>
      <text:p text:style-name="Text_20_body">🚫 Avoid PHP when:</text:p>
      <text:list xml:id="list1016405342" text:style-name="L7">
        <text:list-item>
          <text:p text:style-name="P7">Only static content is needed → Simple HTML/CSS is sufficient.</text:p>
        </text:list-item>
      </text:list>
      <text:p text:style-name="Horizontal_20_Line"/>
      <text:h text:style-name="Heading_20_2" text:outline-level="2">✅ <text:span text:style-name="Strong_20_Emphasis">6. Why Use VS Code for PHP Development?</text:span></text:h>
      <text:list xml:id="list1173425122" text:style-name="L8">
        <text:list-item>
          <text:p text:style-name="P15"><text:span text:style-name="Strong_20_Emphasis">Visual Studio Code (VS Code)</text:span> is a lightweight code editor.</text:p>
        </text:list-item>
      </text:list>
      <text:p text:style-name="Text_20_body">👉 Advantages:</text:p>
      <text:list xml:id="list4018579814" text:style-name="L9">
        <text:list-item>
          <text:p text:style-name="P8">Syntax Highlighting → Easy to read and write code.</text:p>
        </text:list-item>
        <text:list-item>
          <text:p text:style-name="P8">PHP Extensions Available → Autocomplete, debugging, formatting.</text:p>
        </text:list-item>
        <text:list-item>
          <text:p text:style-name="P8">Integrated Terminal → Easy XAMPP commands.</text:p>
        </text:list-item>
        <text:list-item>
          <text:p text:style-name="P8">Git Integration → Version Control.</text:p>
        </text:list-item>
      </text:list>
      <text:p text:style-name="Text_20_body">👉 Download:<text:line-break/><text:a xlink:type="simple" xlink:href="https://code.visualstudio.com/" text:style-name="Internet_20_link" text:visited-style-name="Visited_20_Internet_20_Link">https://code.visualstudio.com/</text:a></text:p>
      <text:p text:style-name="Text_20_body"/>
      <text:p text:style-name="Horizontal_20_Line"/>
      <text:h text:style-name="Heading_20_2" text:outline-level="2"><text:soft-page-break/>✅ <text:span text:style-name="Strong_20_Emphasis">7. Why Use XAMPP?</text:span></text:h>
      <text:list xml:id="list2264762128" text:style-name="L10">
        <text:list-item>
          <text:p text:style-name="P9">XAMPP stands for → <text:span text:style-name="Strong_20_Emphasis">Cross-Platform Apache MySQL PHP Package</text:span>.</text:p>
        </text:list-item>
      </text:list>
      <text:p text:style-name="Text_20_body">👉 Why XAMPP?</text:p>
      <text:list xml:id="list110334958" text:style-name="L11">
        <text:list-item>
          <text:p text:style-name="P10">Easy installation → Apache, MySQL, and PHP come bundled.</text:p>
        </text:list-item>
        <text:list-item>
          <text:p text:style-name="P10">No need to install separately.</text:p>
        </text:list-item>
        <text:list-item>
          <text:p text:style-name="P10">PhpMyAdmin → User-friendly database management GUI.</text:p>
        </text:list-item>
      </text:list>
      <text:h text:style-name="Heading_20_2" text:outline-level="2">✅ <text:span text:style-name="Strong_20_Emphasis">8. What Can We Learn Using PHP?</text:span></text:h>
      <text:list xml:id="list1759673737" text:style-name="L12">
        <text:list-item>
          <text:p text:style-name="P11">Dynamic Website Development.</text:p>
        </text:list-item>
        <text:list-item>
          <text:p text:style-name="P11">Form Handling (Data Processing).</text:p>
        </text:list-item>
        <text:list-item>
          <text:p text:style-name="P11">File Upload &amp; File Handling.</text:p>
        </text:list-item>
        <text:list-item>
          <text:p text:style-name="P11">Session &amp; Cookie Handling.</text:p>
        </text:list-item>
        <text:list-item>
          <text:p text:style-name="P11">Database Connectivity (CRUD Operations).</text:p>
        </text:list-item>
        <text:list-item>
          <text:p text:style-name="P11">Working with APIs (RESTful APIs).</text:p>
        </text:list-item>
        <text:list-item>
          <text:p text:style-name="P11">OOP Concepts in PHP (Classes, Objects).</text:p>
        </text:list-item>
        <text:list-item>
          <text:p text:style-name="P11">Frameworks → Laravel for large-scale apps.</text:p>
        </text:list-item>
      </text:list>
      <text:p text:style-name="Text_20_body">👉 Example:<text:line-break/>Building a blog → User can post, edit, delete posts dynamically.</text:p>
      <text:p text:style-name="Horizontal_20_Line"/>
      <text:h text:style-name="Heading_20_2" text:outline-level="2">✅ <text:span text:style-name="Strong_20_Emphasis">9. Step-by-Step Installation Process</text:span></text:h>
      <text:list xml:id="list821591473" text:style-name="L13">
        <text:list-item>
          <text:p text:style-name="P16">Download XAMPP →<text:line-break/>Link → <text:a xlink:type="simple" xlink:href="https://www.apachefriends.org/index.html" text:style-name="Internet_20_link" text:visited-style-name="Visited_20_Internet_20_Link">https://www.apachefriends.org/index.html</text:a></text:p>
        </text:list-item>
        <text:list-item>
          <text:p text:style-name="P12">Install XAMPP →<text:line-break/>Next → Next → Finish.</text:p>
        </text:list-item>
        <text:list-item>
          <text:p text:style-name="P12">Open XAMPP Control Panel →<text:line-break/>Start Apache and MySQL.</text:p>
        </text:list-item>
        <text:list-item>
          <text:p text:style-name="P12">Save PHP files in →<text:line-break/><text:span text:style-name="Source_20_Text">C:\xampp\htdocs\myproject\index.php</text:span></text:p>
        </text:list-item>
        <text:list-item>
          <text:p text:style-name="P12">Open Browser →<text:line-break/>Type → <text:span text:style-name="Source_20_Text">http://localhost/myproject/index.php</text:span></text:p>
        </text:list-item>
        <text:list-item>
          <text:p text:style-name="P12">Output will display the result of your PHP code.</text:p>
        </text:list-item>
      </text:list>
      <text:p text:style-name="Horizontal_20_Line"><text:soft-page-break/></text:p>
      <text:h text:style-name="Heading_20_2" text:outline-level="2">✅ <text:span text:style-name="Strong_20_Emphasis">10. How Does PHP Work (Complete Process Flow)?</text:span></text:h>
      <text:list xml:id="list2225001560" text:style-name="L14">
        <text:list-item>
          <text:p text:style-name="P13">User (Browser) requests URL.</text:p>
        </text:list-item>
        <text:list-item>
          <text:p text:style-name="P13">Apache Server receives the request.</text:p>
        </text:list-item>
        <text:list-item>
          <text:p text:style-name="P13">PHP Interpreter executes code.</text:p>
        </text:list-item>
        <text:list-item>
          <text:p text:style-name="P13">Database queries (if any) are run.</text:p>
        </text:list-item>
        <text:list-item>
          <text:p text:style-name="P13">PHP generates HTML output.</text:p>
        </text:list-item>
        <text:list-item>
          <text:p text:style-name="P13">Response sent back to browser → User sees dynamic web page.</text:p>
        </text:list-item>
      </text:list>
      <text:p text:style-name="Text_20_body">👉 Real-Life Analogy:<text:line-break/>Customer → Order → Restaurant (Apache) → Chef (PHP) → Dish (HTML page).</text:p>
      <text:p text:style-name="Horizontal_20_Line"/>
      <text:h text:style-name="Heading_20_2" text:outline-level="2">✅ <text:span text:style-name="Strong_20_Emphasis">Conclusion – Key Takeaways</text:span></text:h>
      <text:list xml:id="list207651367" text:style-name="L15">
        <text:list-item>
          <text:p text:style-name="P14">PHP helps in making dynamic websites.</text:p>
        </text:list-item>
        <text:list-item>
          <text:p text:style-name="P14">From Personal Tools → Powerful Modern Language.</text:p>
        </text:list-item>
        <text:list-item>
          <text:p text:style-name="P14">Easy to learn with huge community support.</text:p>
        </text:list-item>
        <text:list-item>
          <text:p text:style-name="P14">VS Code + XAMPP → Best combo for beginners.</text:p>
        </text:list-item>
        <text:list-item>
          <text:p text:style-name="P14">Can build login systems, content management systems, APIs, file uploads, sessions &amp; cookies, etc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8T16:11:08.012000000</meta:creation-date>
    <dc:date>2025-09-13T22:04:32.353000000</dc:date>
    <meta:editing-duration>PT52M52S</meta:editing-duration>
    <meta:editing-cycles>3</meta:editing-cycles>
    <meta:generator>Neat_Office/6.2.8.2$Windows_x86 LibreOffice_project/</meta:generator>
    <meta:document-statistic meta:table-count="0" meta:image-count="0" meta:object-count="0" meta:page-count="4" meta:paragraph-count="81" meta:word-count="605" meta:character-count="3558" meta:non-whitespace-character-count="3089"/>
  </office:meta>
</office:document-meta>
</file>